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margin-bottom="0.0835in" fo:text-align="end"/>
      <style:text-properties style:font-name="KFGQPC Uthmanic Script HAFS" fo:font-size="48.0pt" fo:color="#000000"/>
    </style:style>
    <style:style style:name="P2" style:family="paragraph" style:parent-style-name="Standard">
      <style:paragraph-properties fo:text-align="end"/>
      <style:text-properties style:font-name="KFGQPC Uthmanic Script HAFS" fo:font-size="36.0pt" fo:color="#000000"/>
    </style:style>
    <style:style style:name="P3" style:family="paragraph" style:parent-style-name="Standard">
      <style:paragraph-properties fo:text-align="end"/>
      <style:text-properties style:font-name="Lucida Grande" fo:font-size="36.0pt" fo:color="#000000"/>
    </style:style>
    <style:style style:name="T1" style:family="text">
      <style:text-properties style:font-name="KFGQPC Uthmanic Script HAFS"/>
    </style:style>
    <style:style style:name="T2" style:family="text">
      <style:text-properties fo:letter-spacing="0.0000in" fo:background-color="#ffffff"/>
    </style:style>
    <style:style style:name="TableColumn1" style:family="table-column">
      <style:table-column-properties style:column-width="3.4625in" style:rel-column-width="32767*"/>
    </style:style>
  </office:automatic-styles>
  <office:body>
    <office:text>
      <text:p text:style-name="P1">اَلْمَاثُورَاتُ الصُّغْرَى </text:p>
      <text:p text:style-name="P2"/>
      <text:p text:style-name="P3">Page<text:span text:style-name="T1"><text:s/>1</text:span></text:p>
      <text:p text:style-name="P2">اَعُوذُ بِٱللهِ السَّمِيْعِ الْعَلِيْمِ مِنَ الشَّيْطَانِ الرَّجِيْمِ</text:p>
      <text:p text:style-name="P2"/>
      <text:p text:style-name="P3">Page<text:span text:style-name="T1"><text:s/>2</text:span></text:p>
      <text:p text:style-name="P2">بِسۡمِ ٱللَّهِ ٱلرَّحۡمَٰنِ ٱلرَّحِيمِ ١</text:p>
      <text:p text:style-name="P2">ٱلۡحَمۡدُ لِلَّهِ رَبِّ ٱلۡعَٰلَمِينَ ٢</text:p>
      <text:p text:style-name="P2">ٱلرَّحۡمَٰنِ ٱلرَّحِيمِ ٣</text:p>
      <text:p text:style-name="P2">مَٰلِكِ يَوۡمِ ٱلدِّينِ ٤</text:p>
      <text:p text:style-name="P2">إِيَّاكَ نَعۡبُدُ وَإِيَّاكَ نَسۡتَعِينُ ٥</text:p>
      <text:p text:style-name="P2">ٱهۡدِنَا ٱلصِّرَٰطَ ٱلۡمُسۡتَقِيمَ ٦</text:p>
      <text:p text:style-name="P2">صِرَٰطَ ٱلَّذِينَ أَنۡعَمۡتَ عَلَيۡهِمۡ غَيۡرِ ٱلۡمَغۡضُوبِ عَلَيۡهِمۡ وَلَا ٱلضَّآلِّينَ ٧</text:p>
      <text:p text:style-name="P2"/>
      <text:p text:style-name="P3">Page<text:span text:style-name="T1"><text:s/>3</text:span></text:p>
      <text:p text:style-name="P2">الٓمٓ ١</text:p>
      <text:p text:style-name="P2">ذَٰلِكَ ٱلۡكِتَٰبُ لَا رَيۡبَۛ فِيهِۛ هُدٗى لِّلۡمُتَّقِينَ ٢</text:p>
      <text:p text:style-name="P2">ٱلَّذِينَ يُؤۡمِنُونَ بِٱلۡغَيۡبِ وَيُقِيمُونَ ٱلصَّلَوٰةَ وَمِمَّا رَزَقۡنَٰهُمۡ يُنفِقُونَ ٣</text:p>
      <text:p text:style-name="P2">وَٱلَّذِينَ يُؤۡمِنُونَ بِمَآ أُنزِلَ إِلَيۡكَ وَمَآ أُنزِلَ مِن قَبۡلِكَ وَبِٱلۡأٓخِرَةِ هُمۡ يُوقِنُونَ ٤</text:p>
      <text:p text:style-name="P2">أُوْلَٰٓئِكَ عَلَىٰ هُدٗى مِّن رَّبِّهِمۡۖ وَأُوْلَٰٓئِكَ هُمُ ٱلۡمُفۡلِحُونَ ٥</text:p>
      <text:p text:style-name="P2"/>
      <text:p text:style-name="P3">Page<text:span text:style-name="T1"><text:s/>4</text:span></text:p>
      <text:p text:style-name="P2">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آءَۚ وَسِعَ كُرۡسِيُّهُ ٱلسَّمَٰوَٰتِ وَٱلۡأَرۡضَۖ وَلَا يَؤُدُهُۥ حِفۡظُهُمَاۚ وَهُوَ ٱلۡعَلِيُّ ٱلۡعَظِيمُ ٢٥٥</text:p>
      <text:p text:style-name="P2"/>
      <text:p text:style-name="P3">Page<text:span text:style-name="T1"><text:s/>5</text:span></text:p>
      <text:p text:style-name="P2">لَآ إِكۡرَاهَ فِي ٱلدِّينِۖ قَد تَّبَيَّنَ ٱلرُّشۡدُ مِنَ ٱلۡغَيِّۚ فَمَن يَكۡفُرۡ بِٱلطَّٰغُوتِ وَيُؤۡمِنۢ بِٱللَّهِ فَقَدِ ٱسۡتَمۡسَكَ بِٱلۡعُرۡوَةِ ٱلۡوُثۡقَىٰ لَا ٱنفِصَامَ لَهَاۗ وَٱللَّهُ سَمِيعٌ عَلِيمٌ ٢٥٦</text:p>
      <text:p text:style-name="P2"/>
      <text:p text:style-name="P3">Page<text:span text:style-name="T1"><text:s/>6</text:span></text:p>
      <text:p text:style-name="P2">ٱللَّهُ وَلِيُّ ٱلَّذِينَ ءَامَنُواْ يُخۡرِجُهُم مِّنَ ٱلظُّلُمَٰتِ إِلَى ٱلنُّورِۖ وَٱلَّذِينَ كَفَرُوٓاْ أَوۡلِيَآؤُهُمُ ٱلطَّٰغُوتُ يُخۡرِجُونَهُم مِّنَ ٱلنُّورِ إِلَى ٱلظُّلُمَٰتِۗ أُوْلَٰٓئِكَ أَصۡحَٰبُ ٱلنَّارِۖ هُمۡ فِيهَا خَٰلِدُونَ ٢٥٧</text:p>
      <text:p text:style-name="P2"/>
      <text:p text:style-name="P3">Page<text:span text:style-name="T1"><text:s/>7</text:span></text:p>
      <text:p text:style-name="P2">لِّلَّهِ مَا فِي ٱلسَّمَٰوَٰتِ وَمَا فِي ٱلۡأَرۡضِۗ وَإِن تُبۡدُواْ مَا فِيٓ أَنفُسِكُمۡ أَوۡ تُخۡفُوهُ يُحَاسِبۡكُم بِهِ ٱللَّهُۖ فَيَغۡفِرُ لِمَن يَشَآءُ وَيُعَذِّبُ مَن يَشَآءُۗ وَٱللَّهُ عَلَىٰ كُلِّ شَيۡءٖ قَدِيرٌ ٢٨٤</text:p>
      <text:p text:style-name="P2"/>
      <text:p text:style-name="P3">Page<text:span text:style-name="T1"><text:s/>8</text:span></text:p>
      <text:p text:style-name="P2">ءَامَنَ ٱلرَّسُولُ بِمَآ أُنزِلَ إِلَيۡهِ مِن رَّبِّهِۦ وَٱلۡمُؤۡمِنُونَۚ كُلٌّ ءَامَنَ بِٱللَّهِ وَ<text:span text:style-name="T2">مَلَـٰٓٮِٕكَتِهِ</text:span>ۦ وَكُتُبِهِۦ وَرُسُلِهِۦ لَا نُفَرِّقُ بَيۡنَ أَحَدٖ مِّن رُّسُلِهِۦۚ وَقَالُواْ سَمِعۡنَا وَأَطَعۡنَاۖ غُفۡرَانَكَ رَبَّنَا وَإِلَيۡكَ ٱلۡمَصِيرُ ٢٨٥</text:p>
      <text:p text:style-name="P2"/>
      <text:p text:style-name="P3">Page<text:span text:style-name="T1"><text:s/>9</text:span></text:p>
      <text:p text:style-name="P2">لَا يُكَلِّفُ ٱللَّهُ نَفۡسًا إِلَّا وُسۡعَهَاۚ لَهَا 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p>
      <text:p text:style-name="P2"/>
      <text:p text:style-name="P3">Page<text:span text:style-name="T1"><text:s/>10</text:span></text:p>
      <text:p text:style-name="P2">بِسۡمِ ٱللَّهِ ٱلرَّحۡمَٰنِ ٱلرَّحِيمِ</text:p>
      <text:p text:style-name="P2">قُلۡ هُوَ ٱللَّهُ أَحَدٌ ١</text:p>
      <text:p text:style-name="P2">ٱللَّهُ ٱلصَّمَدُ ٢</text:p>
      <text:p text:style-name="P2">لَمۡ يَلِدۡ وَلَمۡ يُولَدۡ ٣</text:p>
      <text:p text:style-name="P2">وَلَمۡ يَكُن لَّهُۥ كُفُوًا أَحَدُۢ ٤</text:p>
      <text:p text:style-name="P2"/>
      <text:p text:style-name="P3">Page<text:span text:style-name="T1"><text:s/>11</text:span></text:p>
      <text:p text:style-name="P2">بِسۡمِ ٱللَّهِ ٱلرَّحۡمَٰنِ ٱلرَّحِيمِ</text:p>
      <text:p text:style-name="P2">قُلۡ أَعُوذُ بِرَبِّ ٱلۡفَلَقِ ١</text:p>
      <text:p text:style-name="P2">مِن شَرِّ مَا خَلَقَ ٢</text:p>
      <text:p text:style-name="P2">وَمِن شَرِّ غَاسِقٍ إِذَا وَقَبَ ٣</text:p>
      <text:p text:style-name="P2">وَمِن شَرِّ ٱلنَّفَّٰثَٰتِ فِي ٱلۡعُقَدِ ٤</text:p>
      <text:p text:style-name="P2">وَمِن شَرِّ حَاسِدٍ إِذَا حَسَدَ ٥</text:p>
      <text:p text:style-name="P2"/>
      <text:p text:style-name="P3">page<text:span text:style-name="T1"><text:s/>12</text:span></text:p>
      <text:p text:style-name="P2">بِسۡمِ ٱللَّهِ ٱلرَّحۡمَٰنِ ٱلرَّحِيمِ</text:p>
      <text:p text:style-name="P2">قُلۡ أَعُوذُ بِرَبِّ ٱلنَّاسِ ١</text:p>
      <text:p text:style-name="P2">مَلِكِ ٱلنَّاسِ ٢</text:p>
      <text:p text:style-name="P2">إِلَٰهِ ٱلنَّاسِ ٣</text:p>
      <text:p text:style-name="P2">مِن شَرِّ ٱلۡوَسۡوَاسِ ٱلۡخَنَّاسِ ٤</text:p>
      <text:p text:style-name="P2">ٱلَّذِي يُوَسۡوِسُ فِي صُدُورِ ٱلنَّاسِ ٥</text:p>
      <text:p text:style-name="P2">مِنَ ٱلۡجِنَّةِ وَٱلنَّاسِ ٦</text:p>
      <text:p text:style-name="P2"/>
      <text:p text:style-name="P3">Page<text:span text:style-name="T1"><text:s/>13</text:span></text:p>
      <text:p text:style-name="P2">أَصْبَحْنَا وَأَصْبَحَ الْمُلْكُ لِلَّهِ وَالْحَمْدُ لِلَّهِ لاَشَرِيكَ لَهُ</text:p>
      <text:p text:style-name="P2">لاَ إِلَهَ إِلاَّ هُوَ وَإِلَيْهِ النُّشُورُ</text:p>
      <text:p text:style-name="P2"/>
      <text:p text:style-name="P2">أَمْسَيْنَا وَأَمْسَى الْمُلْكُ لِلَّهِ وَالْحَمْدُ لِلَّهِ لاَشَرِيكَ لَهُ</text:p>
      <text:p text:style-name="P2">لاَ إِلَهَ إِلاَّ هُوَ وَإِلَيْهِ الْمَصِيرُ</text:p>
      <text:p text:style-name="P2"/>
      <text:p text:style-name="P3">Page<text:span text:style-name="T1"><text:s/>14</text:span></text:p>
      <text:p text:style-name="P2">أَصْبَحْنَا عَلَى فِطْرَةِ الإِسْلَامِ</text:p>
      <text:p text:style-name="P2">وَكَلِمَةِ الإِخْلَاصِ</text:p>
      <text:p text:style-name="P2">وَعَلَى دِينِ نَبِيِّنَا مُحَمَّدٍ صَلَّى اللهُ عَلَيهِ وَسَلَّمَ</text:p>
      <text:p text:style-name="P2">وَعَلَى مِلَّةِ أَبِينَا إِبْرَاهِيمَ حَنِيفًا</text:p>
      <text:p text:style-name="P2">وَمَا كَانَ مِنَ الْمُشْرِكِينَ </text:p>
      <text:p text:style-name="P2"/>
      <text:p text:style-name="P2">أَمْسَيْنَا عَلَى فِطْرَةِ الإِسْلَامِ</text:p>
      <text:p text:style-name="P2">وَكَلِمَةِ الإِخْلَاصِ</text:p>
      <text:p text:style-name="P2">وَعَلَى دِينِ نَبِيِّنَا مُحَمَّدٍ صَلَّى اللهُ عَلَيهِ وَسَلَّمَ</text:p>
      <text:p text:style-name="P2">وَعَلَى مِلَّةِ أَبِينَا إِبْرَاهِيمَ حَنِيفًا</text:p>
      <text:p text:style-name="P2">وَمَا كَانَ مِنَ الْمُشْرِكِينَ</text:p>
      <text:p text:style-name="P2"/>
      <text:p text:style-name="P3">Page<text:span text:style-name="T1"><text:s/>15</text:span></text:p>
      <text:p text:style-name="P2">اَللَّهُمَّ إِنِّي أَصْبَحْتُ مِنْكَ فِي نِعْمَةٍ</text:p>
      <text:p text:style-name="P2">وَعَافِيَةٍ وَسِتْرٍ</text:p>
      <text:p text:style-name="P2">فَأَتِمَّ عَلَيَّ نِعْمَتَكَ وَعَافِيَتَكَ وَسِتْرَكَ فِي الدُّنْيَا وَالآخِرَةِ</text:p>
      <text:p text:style-name="P2"/>
      <text:p text:style-name="P2">اَللَّهُمَّ إِنِّي أَمْسَيْتُ مِنْكَ فِي نِعْمَةٍ</text:p>
      <text:p text:style-name="P2">وَعَافِيَةٍ وَسِتْرٍ</text:p>
      <text:p text:style-name="P2">فَأَتِمَّ عَلَيَّ نِعْمَتَكَ وَعَافِيَتَكَ وَسِتْرَكَ فِي الدُّنْيَا وَالآخِرَةِ</text:p>
      <text:p text:style-name="P2"/>
      <text:p text:style-name="P3">Page<text:span text:style-name="T1"><text:s/>16</text:span></text:p>
      <text:p text:style-name="P2">اَللَّهُمَّ مَا أَصْبَحَ بِي مِنْ نِعْمَةٍ أَوْ بِأَحَدٍ مِنْ خَلْقِكَ فَمِنْكَ وَحْدَكَ</text:p>
      <text:p text:style-name="P2">لَا شَرِيكَ لَكَ</text:p>
      <text:p text:style-name="P2">فَلَكَ الْحَمْدُ وَلَكَ الشُّكْرُ</text:p>
      <text:p text:style-name="P2"/>
      <text:p text:style-name="P2">اَللَّهُمَّ مَا أَمْسَى بِي مِنْ نِعْمَةٍ أَوْ بِأَحَدٍ مِنْ خَلْقِكَ فَمِنْكَ وَحْدَكَ</text:p>
      <text:p text:style-name="P2">لَا شَرِيكَ لَكَ</text:p>
      <text:p text:style-name="P2">فَلَكَ الْحَمْدُ وَلَكَ الشُّكْرُ</text:p>
      <text:p text:style-name="P2"/>
      <text:p text:style-name="P3">Page<text:span text:style-name="T1"><text:s/>17</text:span></text:p>
      <text:p text:style-name="P2">يَا رَبِّي لَكَ الْحَمْدُ كَمَا يَنْبَغِي لِجَلَالِ وَجْهِكَ وَعَظِيمِ سُلطَانِكَ</text:p>
      <text:p text:style-name="P2"/>
      <text:p text:style-name="P2">رَضِيتُ بِاللهِ رَبًّا وَبِالإِسْلَامِ دِينًا وَبِمُحَمَّدٍ نَبِيًا وَرَسُولًا <text:s/></text:p>
      <text:p text:style-name="P2"/>
      <text:p text:style-name="P3">Page<text:span text:style-name="T1"><text:s/>18</text:span></text:p>
      <text:p text:style-name="P2">سُبْحَانَ اللهِ وَبِحَمْدِهِ عَدَدَ خَلْقِهِ</text:p>
      <text:p text:style-name="P2">وَرِضَا نَفْسِهِ</text:p>
      <text:p text:style-name="P2">وَزِنَةَ عَرْشِهِ</text:p>
      <text:p text:style-name="P2">وَمِدَادَ كَلِمَاتِهِ</text:p>
      <text:p text:style-name="P2"/>
      <text:p text:style-name="P3">Page<text:span text:style-name="T1"><text:s/>19</text:span></text:p>
      <text:p text:style-name="P2">بِسْمِ اللهِ الَّذِي لَا يَضُرُّ مَعَ اسْمِهِ شَيْءٌ فِي الْأَرْضِ</text:p>
      <text:p text:style-name="P2">وَلاَ فِي السَّمَاءِ</text:p>
      <text:p text:style-name="P2">وَهُوَ السَّمِيعُ العَلِيمُ</text:p>
      <text:p text:style-name="P2"/>
      <text:p text:style-name="P3">Page<text:span text:style-name="T1"><text:s/>20</text:span></text:p>
      <text:p text:style-name="P2">اَللَّهُمَّ إِنَّا نَعُوذُ بِكَ مِنْ أَن نُشْرِكَ بِكَ شَيْئًا نَعْلَمُهُ</text:p>
      <text:p text:style-name="P2">وَنَسْتَغْفِرُكَ لِمَا لَا نَعْلَمُهُ</text:p>
      <text:p text:style-name="P2"/>
      <text:p text:style-name="P3">Page<text:span text:style-name="T1"><text:s/>21</text:span></text:p>
      <text:p text:style-name="P2">أَعُوْذُ بِكَلِمَاتِ اللهِ التَّامَّاتِ مِنْ شَرِّ مَا خَلَقَ</text:p>
      <text:p text:style-name="P2"/>
      <text:p text:style-name="P3">Page<text:span text:style-name="T1"><text:s/>22</text:span></text:p>
      <text:p text:style-name="P2">اَللَّهُمَّ إِنِّي أَعُوذُ بِكَ مِنَ الهَمِّ وَالحَزَنِ</text:p>
      <text:p text:style-name="P2">وَأَعُوذُ بِكَ مِنَ الْعَجْزِ وَالْكَسَلِ</text:p>
      <text:p text:style-name="P2">وَأَعُوذُ بِكَ مِنَ الجُبْنِ وَالبُخْلِ</text:p>
      <text:p text:style-name="P2">وَأَعُوذُ بِكَ مِنْ غَلَبَةِ الدَّيْنِ وَقَهْرِ الرِّجَالِ </text:p>
      <text:p text:style-name="P2"/>
      <text:p text:style-name="P3">Page<text:span text:style-name="T1"><text:s/>23</text:span></text:p>
      <text:p text:style-name="P2">اَللَّهُمَّ عَافِنِي فِي بَدَنِي</text:p>
      <text:p text:style-name="P2"/>
      <text:p text:style-name="P2">اَللَّهُمَّ عَافِنِي فِي سَمْعِي</text:p>
      <text:p text:style-name="P2"/>
      <text:p text:style-name="P2">اَللَّهُمَّ عَافِنِي فِي بَصَرِي</text:p>
      <text:p text:style-name="P2"/>
      <text:p text:style-name="P3">Page<text:span text:style-name="T1"><text:s/>24</text:span></text:p>
      <text:p text:style-name="P2">اَللَّهُمَّ إِنِّي أَعُوذُ بِكَ مِنَ الْكُفْرِ وَالْفَقْرِ</text:p>
      <text:p text:style-name="P2"/>
      <text:p text:style-name="P2">وَ أَعُوذُ بِكَ مِنْ عَذَابِ الْقَبْرِ</text:p>
      <text:p text:style-name="P2">لَا إِلَهَ إِلَّا أَنْتَ</text:p>
      <text:p text:style-name="P2"/>
      <text:p text:style-name="P3">Page<text:span text:style-name="T1"><text:s/>25</text:span></text:p>
      <text:p text:style-name="P2">اَللَّهُمَّ أَنْتَ رَبِّي</text:p>
      <text:p text:style-name="P2">لَا إِلَهَ إِلَّا أَنْتَ</text:p>
      <text:p text:style-name="P2">خَلَقْتَنِي وَأَنَا عَبْدُكَ</text:p>
      <text:p text:style-name="P2">وَأَنَا عَلَى عَهْدِكَ وَوَعْدِكَ مَا اسْتَطَعْتُ</text:p>
      <text:p text:style-name="P2">أَعُوذُ بِكَ مِنْ شَرِّ مَا صَنَعْتُ</text:p>
      <text:p text:style-name="P2">أَبُوءُ لَكَ بِنِعْمَتِكَ عَلَيَّ</text:p>
      <text:p text:style-name="P2">وَأَبُوءُ بِذَنْبِي</text:p>
      <text:p text:style-name="P2">فَاغْفِرْلِي فَإِنَّهُ لَا يَغْفِرُ الذُّنُوبَ إِلَّا أَنْتَ</text:p>
      <text:p text:style-name="P2"/>
      <text:p text:style-name="P3">Page<text:span text:style-name="T1"><text:s/>26</text:span></text:p>
      <text:p text:style-name="P2">أَسْتَغْفِرُ اللهَ الَّذِي لَا إِلَهَ إِلَّا هُوَ الْحَيُّ الْقَيُّومُ وَأَتُوبُ إِلَيهِ</text:p>
      <text:p text:style-name="P2"/>
      <text:p text:style-name="P3">Page<text:span text:style-name="T1"><text:s/>27</text:span></text:p>
      <text:p text:style-name="P2">سُبْحَانَكَ اللَّّهُمَّ وَبِحَمْدِكَ أَشْهَدُ أَنْ لَا إِلَهَ إِلَّا أَنْتَ</text:p>
      <text:p text:style-name="P2">أَسْتَغْفِرُكَ وَأَتُوبُ إِلَيكَ</text:p>
      <text:p text:style-name="P2"/>
      <text:p text:style-name="P3">Page<text:span text:style-name="T1"><text:s/>28</text:span></text:p>
      <text:p text:style-name="P2">اَللَّهُمَّ صَلِّ عَلَى سَيِّدِنَا مُحَمَّدٍ</text:p>
      <text:p text:style-name="P2">عَبْدِكَ وَنَبِيِّكَ وَرَسُولِكَ النَّبِيِّ اْلأُمِّيِّ</text:p>
      <text:p text:style-name="P2">وَعَلَى آلِهِ وَصَحْبِهِ</text:p>
      <text:p text:style-name="P2">وَسَلِّمْ تَسْلِيمًا عَدَدَ مَا أَحَاطَ بِهِ عِلْمُكَ وَخَطَّ بِهِ قَلَمُكَ</text:p>
      <text:p text:style-name="P2">وَأَحْصَاهُ كِتَابُكَ</text:p>
      <text:p text:style-name="P2"/>
      <text:p text:style-name="P2">وَارْضَ اللَّهُمَّ عَنْ سَادَاتِنَا أَبِي بَكْرٍ وَعُمَرَ وَعُثْمَانَ وَعَلِيٍّ</text:p>
      <text:p text:style-name="P2">وَعَنِ الصَّحَابَةِ أَجْمَعِينَ</text:p>
      <text:p text:style-name="P2">وَعَنِ التَّبِعِينَ تَابِعِيهِمْ بِإِحْسَانٍ إِلَى يَوْمِ الدِّينِ</text:p>
      <text:p text:style-name="P2">سُبْحَانَ رَبِّكَ رَبِّ الْعِزَّةِ عَمَّا يَصِفُونَ</text:p>
      <text:p text:style-name="P2">وَسَلآمٌ عَلَى الْمُرْسَلِينَ</text:p>
      <text:p text:style-name="P2">وَالْحَمْدُ لِلَّهِ رَبِّ الْعَالَمِينَ</text:p>
      <text:p text:style-name="P2"/>
      <text:p text:style-name="P3">Page<text:span text:style-name="T1"><text:s/>29</text:span></text:p>
      <text:p text:style-name="P2">قُلِ اللَّهُمَّ مَالِكَ الْمُلْكِ تُؤْتِي الْمُلْكَ مَنْ تَشَاءُ وَتَنْزِعُ الْمُلْكَ مِمَّنْ تَشَاءُ وَتُعِزُّ مَنْ تَشَاءُ وَتُذِلُّ مَنْ تَشَاءُ بِيَدِكَ الْخَيْرُ إِنَّكَ عَلَى كُلِّ شَيْءٍ قَدِيرٌ </text:p>
      <text:p text:style-name="P2"/>
      <text:p text:style-name="P2">تُولِجُ اللَّيْلَ فِي النَّهَارِ وَتُولِجُ النَّهَارَ فِي اللَّيْلِ وَتُخْرِجُ الْحَيَّ مِنَ الْمَيِّتِ وَتُخْرِجُ الْمَيِّتَ مِنْ الْحَيِّ وَتَرْزُقُ مَنْ تَشَاءُ بِغَيْرِ حِسَابٍ <text:s/></text:p>
      <text:p text:style-name="P2"/>
      <text:p text:style-name="P3">Page<text:span text:style-name="T1"><text:s/>30</text:span></text:p>
      <text:p text:style-name="P2">اَللَّهُمَّ إِنَّا نَسْأَلُكَ لِسَانًا رَطِبًا بِذِكْرِكَ</text:p>
      <text:p text:style-name="P2">وَقَلْبًا مُفْعُمًا بِشُكْرِكَ</text:p>
      <text:p text:style-name="P2">وَبَدَنًا هَيِّنًا لَيِّنًا بِطَاعَتِكَ</text:p>
      <text:p text:style-name="P2">اَللَّهُمَّ إِنَّا نَسْأَلُكَ إِيمَانًا كَامِلًا</text:p>
      <text:p text:style-name="P2">وَنَسْـأَلُكَ قَلْبًا خَاشِعًا</text:p>
      <text:p text:style-name="P2">وَنَسْـأَلُكَ عِلْمًا نَافِعًا</text:p>
      <text:p text:style-name="P2">وَنَسْأَلُكَ يَقِينًا صَادِقًا</text:p>
      <text:p text:style-name="P2">وَنَسْـأَلُكَ دِينًا قَيِّمًا</text:p>
      <text:p text:style-name="P2">وَنَسْـأَلُكَ الْعَافِيَةَ مِنْ كُلِّ بَلِيَّةٍ</text:p>
      <text:p text:style-name="P2">وَنَسْـأَلُكَ تَمَامَ الْغِنَى عَنِ النَّاسِ</text:p>
      <text:p text:style-name="P2">وَهَبْ لَنَا حَقِيقَةَ الإِيمَانِ بِكَ</text:p>
      <text:p text:style-name="P2">حَتَّى لَا نَخَافَ</text:p>
      <text:p text:style-name="P2">وَلَا نَرْجُوَ غَيرَكَ</text:p>
      <text:p text:style-name="P2">وَلَا نَعْبُدَ شَيْئًا سِوَاكَ</text:p>
      <text:p text:style-name="P2">وَاجْعَلْ يَدَكَ مَبْسُوطَةً عَلَيْنَا</text:p>
      <text:p text:style-name="P2">وَعَلَى أَهْلِينَا</text:p>
      <text:p text:style-name="P2">وَأَوْلَادِنَا</text:p>
      <text:p text:style-name="P2">وَمَنْ مَعَنَا بِرَحْمَتِكَ</text:p>
      <text:p text:style-name="P2">وَلَا تَكِّلْنَا إِلَى أَنْفُسِنَا طَرْفَةَ عَيْنٍ</text:p>
      <text:p text:style-name="P2">وَلَا أَقَلَّ مِنْ ذَلِكَ</text:p>
      <text:p text:style-name="P2">يَا نِعْمَ الْمُجِيبُ </text:p>
      <text:p text:style-name="P2"/>
      <text:p text:style-name="P2">وَصَلَّ اللهُ عَلَى سَيِّدِنَا مُحَمَّدٍ النَّبِيِّ الْكَرِيمِ</text:p>
      <text:p text:style-name="P2">وَعَلَى آلِهِ وَصَحْبِهِ أَجْمَعِينَ</text:p>
      <text:p text:style-name="P2"/>
      <text:p text:style-name="P3">Page<text:span text:style-name="T1"><text:s/>31</text:span></text:p>
      <text:p text:style-name="P2">اَللَّهُمَّ إِنَّ هَذَا إِقْبَالُ لَيْلِكَ وَإِدْبَارُ نَهَارِكَ وَأَصْوَاتُ دُعَاتِكَ فَاغْفِرْلِي</text:p>
      <text:p text:style-name="P2">اَللَّهُمَّ إِنَّكَ تَعْلَمُ أَنَّ هَذِهِ الْقُلُوبَ</text:p>
      <text:p text:style-name="P2">قَدِ اجْتَمَعَتْ عَلَى مَحَبَّتِكْ</text:p>
      <text:p text:style-name="P2">وَالتَقَتْ عَلَى طَاعَتِكَ</text:p>
      <text:p text:style-name="P2">وَتَوَحَّدَتْ عَلَى <text:s/>دَعْوَتِكَ</text:p>
      <text:p text:style-name="P2">وَتَعَاهَدَتْ عَلَى نَصْرَةِ شَرِيعَتِكَ</text:p>
      <text:p text:style-name="P2">فَوَثِّقِ اللَّهُمَّ رَابِطَتَهَا</text:p>
      <text:p text:style-name="P2">وَاَدِمْ وُدَّهَا</text:p>
      <text:p text:style-name="P2">وَاهْدِهَا سُبُلَهَا</text:p>
      <text:p text:style-name="P2">وَامْلَأهَا بِنُورِكَ الَّذِي لَا يَخْبُوا</text:p>
      <text:p text:style-name="P2">وَاشْرَحْ صُدُورَهَا بِفَيضِ الإِيمَانِ بِكَ</text:p>
      <text:p text:style-name="P2">وَجَمِيلِ التَّوَكُّلِ عَلَيكَ وَأَحْيِهَا بِمَعْرِفَتِكَ</text:p>
      <text:p text:style-name="P2">وَأَمِتْهَا عَلَى الشَّهَادَةِ فِي سَبِيلِكَ</text:p>
      <text:p text:style-name="P2">إِنَّكَ نِعْمَ الْمَوْلَى وَنِعْمَ النَّصِيرُ</text:p>
      <text:p text:style-name="P2">وَصَلَّى اللهُ عَلَى سَيِّدِنَا مُحَمَّدٍ</text:p>
      <text:p text:style-name="P2">وَعَلَى آلِهِ وَصَحْبِهِ وَسَلِّم</text:p>
      <text:p text:style-name="P2"><text:s text:c="3"/></text:p>
      <text:p text:style-name="P2"/>
      <text:p text:style-name="P2"/>
      <text:p text:style-name="P2"/>
      <text:p text:style-name="P2"/>
      <text:p text:style-name="P2"/>
      <text:p text:style-name="P2"><text:s/></text:p>
      <text:p text:style-name="P2"/>
      <text:p text:style-name="P2"><text:s/></text:p>
      <text:p text:style-name="P2"/>
      <text:p text:style-name="P2"><text:s text:c="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meta:initial-creator>Iwani Khalid</meta:initial-creator>
  </office:meta>
</office:document-meta>
</file>